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Renderer.encodeChildren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Renderer.encodeBegin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PageRenderer.getRenders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enderer.encodeEnd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